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Mono L1"/>
    </style:style>
    <style:style style:name="P2" style:family="paragraph" style:parent-style-name="Text_20_body">
      <style:text-properties officeooo:paragraph-rsid="0072ead3"/>
    </style:style>
    <style:style style:name="P3" style:family="paragraph" style:parent-style-name="Normal">
      <style:text-properties style:font-name="Nimbus Mono L1" officeooo:paragraph-rsid="0072ead3"/>
    </style:style>
    <style:style style:name="P4" style:family="paragraph" style:parent-style-name="Normal">
      <style:text-properties style:font-name="Nimbus Mono L1" officeooo:rsid="0073111f" officeooo:paragraph-rsid="0073111f"/>
    </style:style>
    <style:style style:name="P5" style:family="paragraph" style:parent-style-name="Normal">
      <style:text-properties officeooo:rsid="0073111f" officeooo:paragraph-rsid="0073111f"/>
    </style:style>
    <style:style style:name="P6" style:family="paragraph" style:parent-style-name="Normal">
      <style:text-properties officeooo:rsid="0076ea59" officeooo:paragraph-rsid="0076ea59"/>
    </style:style>
    <style:style style:name="P7" style:family="paragraph" style:parent-style-name="Normal">
      <style:paragraph-properties fo:margin-left="1.007cm" fo:margin-right="0cm" fo:text-indent="-0.032cm" style:auto-text-indent="false">
        <style:tab-stops/>
      </style:paragraph-properties>
      <style:text-properties style:font-name="Nimbus Mono L1" officeooo:paragraph-rsid="0072ead3"/>
    </style:style>
    <style:style style:name="P8" style:family="paragraph" style:parent-style-name="Character_20_name">
      <style:text-properties style:font-name="Nimbus Mono L1" officeooo:paragraph-rsid="0072ead3"/>
    </style:style>
    <style:style style:name="P9" style:family="paragraph" style:parent-style-name="Character_20_name">
      <style:text-properties style:font-name="Nimbus Mono L1" officeooo:paragraph-rsid="0073111f"/>
    </style:style>
    <style:style style:name="P10" style:family="paragraph" style:parent-style-name="Character_20_name">
      <style:text-properties officeooo:rsid="0074eb56" officeooo:paragraph-rsid="0074eb56"/>
    </style:style>
    <style:style style:name="P11" style:family="paragraph" style:parent-style-name="Character_20_speech">
      <style:text-properties style:font-name="Nimbus Mono L1" officeooo:paragraph-rsid="0072ead3"/>
    </style:style>
    <style:style style:name="P12" style:family="paragraph" style:parent-style-name="Character_20_speech">
      <style:text-properties style:font-name="Nimbus Mono L1" officeooo:rsid="0073111f" officeooo:paragraph-rsid="0073111f"/>
    </style:style>
    <style:style style:name="P13" style:family="paragraph" style:parent-style-name="Character_20_speech">
      <style:text-properties style:font-name="Nimbus Mono L1" officeooo:paragraph-rsid="0073111f"/>
    </style:style>
    <style:style style:name="P14" style:family="paragraph" style:parent-style-name="Character_20_speech">
      <style:text-properties officeooo:rsid="0074eb56" officeooo:paragraph-rsid="0074eb56"/>
    </style:style>
    <style:style style:name="P15" style:family="paragraph" style:parent-style-name="Remark">
      <style:text-properties style:font-name="Nimbus Mono L1" officeooo:paragraph-rsid="0072ead3"/>
    </style:style>
    <style:style style:name="P16" style:family="paragraph" style:parent-style-name="Remark">
      <style:text-properties officeooo:rsid="0074eb56" officeooo:paragraph-rsid="0074eb56"/>
    </style:style>
    <style:style style:name="P17" style:family="paragraph" style:parent-style-name="Normal">
      <style:text-properties style:font-name="Nimbus Mono L1" officeooo:paragraph-rsid="0072ead3" style:font-size-asian="10.5pt" style:font-weight-asian="normal"/>
    </style:style>
    <style:style style:name="P18" style:family="paragraph" style:parent-style-name="Normal">
      <style:paragraph-properties fo:line-height="100%"/>
      <style:text-properties style:font-name="Nimbus Mono L1" officeooo:rsid="0049621f" officeooo:paragraph-rsid="0072ead3"/>
    </style:style>
    <style:style style:name="P19" style:family="paragraph" style:parent-style-name="Normal">
      <style:paragraph-properties fo:line-height="100%" fo:text-align="center" style:justify-single-word="false"/>
      <style:text-properties style:font-name="Nimbus Mono L1" officeooo:rsid="0049621f" officeooo:paragraph-rsid="007f908e"/>
    </style:style>
    <style:style style:name="P20" style:family="paragraph" style:parent-style-name="Normal">
      <style:paragraph-properties fo:margin-left="1.007cm" fo:margin-right="0cm" fo:text-indent="-0.032cm" style:auto-text-indent="false">
        <style:tab-stops/>
      </style:paragraph-properties>
      <style:text-properties style:font-name="Nimbus Mono L1" officeooo:paragraph-rsid="007e18ee"/>
    </style:style>
    <style:style style:name="P21" style:family="paragraph" style:parent-style-name="Text_20_body">
      <style:text-properties style:font-name="Nimbus Mono L1" style:font-size-asian="10.5pt" style:font-weight-asian="normal"/>
    </style:style>
    <style:style style:name="P22" style:family="paragraph" style:parent-style-name="Heading_20_2">
      <style:text-properties style:font-name="Nimbus Mono L1" officeooo:rsid="007b6072" officeooo:paragraph-rsid="007b6072"/>
    </style:style>
    <style:style style:name="T1" style:family="text">
      <style:text-properties style:font-name="Nimbus Mono L1"/>
    </style:style>
    <style:style style:name="T2" style:family="text">
      <style:text-properties fo:language="ru" fo:country="RU"/>
    </style:style>
    <style:style style:name="T3" style:family="text">
      <style:text-properties officeooo:rsid="0073111f"/>
    </style:style>
    <style:style style:name="T4" style:family="text">
      <style:text-properties officeooo:rsid="007924c4"/>
    </style:style>
    <style:style style:name="T5" style:family="text">
      <style:text-properties officeooo:rsid="007ad69a"/>
    </style:style>
    <style:style style:name="T6" style:family="text">
      <style:text-properties officeooo:rsid="007b09de"/>
    </style:style>
    <style:style style:name="T7" style:family="text">
      <style:text-properties officeooo:rsid="007cc598"/>
    </style:style>
    <style:style style:name="T8" style:family="text">
      <style:text-properties officeooo:rsid="007d5283"/>
    </style:style>
    <style:style style:name="T9" style:family="text">
      <style:text-properties officeooo:rsid="007e18ee"/>
    </style:style>
    <style:style style:name="T10" style:family="text">
      <style:text-properties officeooo:rsid="007f1012"/>
    </style:style>
    <style:style style:name="T11" style:family="text">
      <style:text-properties officeooo:rsid="001fd8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Emphasis"><text:span text:style-name="T1">«Марья Моревна — прекрасная королевна из русских народных сказок. По одним толкованиям, Моревна — от слова «мор» — смерть; по другим, образ «степной богатырши» или «царь-девицы» отсылает к матриархальным кочевым сарматам.» </text:span></text:span><text:bookmark text:name="line-5"/><text:bookmark text:name="line-6"/></text:p>
      <text:p text:style-name="P2"><text:span text:style-name="Strong_20_Emphasis"><text:span text:style-name="T1">Википедия (ru.wikipedia.org)</text:span></text:span><text:span text:style-name="Emphasis"><text:span text:style-name="T1"> </text:span></text:span></text:p>
      <text:h text:style-name="P22" text:outline-level="2">ПЕРВАЯ СЕРИЯ: Вступление</text:h>
      <text:p text:style-name="P3"><text:bookmark text:name="line-14"/>НАТ. ДОМ ИВАНА ДЕНЬ</text:p>
      <text:p text:style-name="P3"><text:bookmark text:name="line-16"/>Дом Ивана. Из трубы колечками идёт дым. <text:bookmark text:name="line-17"/><text:bookmark text:name="line-18"/><text:span text:style-name="T4">Распахиваются ставни, </text:span><text:bookmark text:name="line-21"/><text:span text:style-name="T4">из окна на зрителя смотрит </text:span>ИВАН – рыжий парень, 21 год.</text:p>
      <text:p text:style-name="P8">ГОЛОС</text:p>
      <text:p text:style-name="P15">(за кадром)</text:p>
      <text:p text:style-name="P11">Жил-был Иван царевич, и было у него три сестры. Одна сестра была механик, другая доктор, а третья монашка.</text:p>
      <text:p text:style-name="P3">У Ивана за спиной пробегает сначала СЕСТРА-МЕХАНИК (22 года) с гаечным ключом, потом пробегает СЕСТРА-ДОКТОР (24 года) с аптечкой и не спеша проходит третья СЕСТРА-МОНАШКА (28 лет), уткнувшись в какую-то магическую книжку.<text:bookmark text:name="line-26"/><text:bookmark text:name="line-27"/></text:p>
      <text:p text:style-name="P8">ГОЛОС</text:p>
      <text:p text:style-name="P15">(за кадром)</text:p>
      <text:p text:style-name="P11">В один прекрасный солнечный день грянул гром, разломилась стена и врезалась в их дом машина.<text:bookmark text:name="line-28"/><text:bookmark text:name="line-29"/></text:p>
      <text:p text:style-name="P3">Раздаётся грохот, гром, экран трясётся, с потолка осыпается штукатурка. Иван поворачивает голову налево, мимо в ту-же сторону пробегают две сестры - Сестра-механик и Сестра-монашка. </text:p>
      <text:p text:style-name="P17"><text:bookmark text:name="line-32"/>ИНТ. ДОМ ИВАНА КОМНАТА СЕСТРЫ-ДОКТОРА ДЕНЬ</text:p>
      <text:p text:style-name="P21"/>
      <text:p text:style-name="P21">Одна из стен сломана, из неё торчит машина с разбитым лобовым стеклом. Вылетевший из машины человек БИЗНЕСМЕН лежит на полу, над ним склонилась медсестра (в мед-маске?).</text:p>
      <text:p text:style-name="P8"><text:bookmark text:name="line-34"/><text:bookmark text:name="line-35"/>ГОЛОС</text:p>
      <text:p text:style-name="P15">(за кадром)</text:p>
      <text:p text:style-name="P11">Из машины вылез добрый молодец. <text:soft-page-break/>Забрал он одну сестру Ивана в жёны, и уехал туда, откуда приехал.<text:bookmark text:name="line-36"/><text:bookmark text:name="line-37"/></text:p>
      <text:p text:style-name="P3">Сестра-доктор что-то вкалывает Бизнесмену, он вскакивает, жестом предлагает сесть в машину та садится и они уезжают.<text:bookmark text:name="line-38"/><text:bookmark text:name="line-39"/></text:p>
      <text:p text:style-name="P8">ГОЛОС</text:p>
      <text:p text:style-name="P15">(за кадром)</text:p>
      <text:p text:style-name="P11">Остался Иван с двумя сёстрами.<text:bookmark text:name="line-40"/><text:bookmark text:name="line-41"/></text:p>
      <text:p text:style-name="P3">Иван и оставшиеся две сестры заколачивают дыру в стене. <text:bookmark text:name="line-42"/><text:bookmark text:name="line-43"/></text:p>
      <text:p text:style-name="P8">ГОЛОС</text:p>
      <text:p text:style-name="P15">(за кадром)</text:p>
      <text:p text:style-name="P11">Прошло время, вновь раскололась стена, врезалась в их дом другая машина. <text:bookmark text:name="line-44"/><text:bookmark text:name="line-45"/></text:p>
      <text:p text:style-name="P3">В противоположную стену врезается другая машина. Из лобового стекла вылетает РЭППЕР. Иван и Сестра-механик отшатываются в испуге, лишь Сестра-монашка остаётся на месте. <text:bookmark text:name="line-46"/><text:bookmark text:name="line-47"/></text:p>
      <text:p text:style-name="P8">ГОЛОС</text:p>
      <text:p text:style-name="P15">(за кадром)</text:p>
      <text:p text:style-name="P11">Из неё вылез рэппер-добрый молодец, забрал он старшую сестру в жёны и уехал с ней <text:span text:style-name="T4">туда</text:span> откуда приехал. <text:bookmark text:name="line-48"/><text:bookmark text:name="line-49"/></text:p>
      <text:p text:style-name="P3">Рэппер вскакивает на ноги (а-ля брэйк-данс), подбегает к Ивану, сердешно жмёт ему руку, что-то говорит указывает на Сестру-монашку, та краснеет. Они берутся за руки, садятся в машину и уезжают.</text:p>
      <text:p text:style-name="P3"><text:bookmark text:name="line-52"/>ИНТ. ДОМ ИВАНА СПАЛЬНЯ СЕСТРЫ-МЕХАНИКА УТРО</text:p>
      <text:p text:style-name="P3"><text:bookmark text:name="line-54"/><text:bookmark text:name="line-55"/>За окном встаёт солнце. Сестра-механик спит в своей постели. <text:bookmark text:name="line-56"/><text:bookmark text:name="line-57"/></text:p>
      <text:p text:style-name="P8">ГОЛОС</text:p>
      <text:p text:style-name="P15">(за кадром)</text:p>
      <text:p text:style-name="P11">Прошёл месяц и врезался в их дом на своей машине Ворон-добрый молодец. Он одет был в кожаную одежду. Ну, короче, рокер. <text:bookmark text:name="line-58"/><text:bookmark text:name="line-59"/></text:p>
      <text:p text:style-name="P3">В стену врезается машина. Но оттуда никто не вываливается. Сестра просыпается, и визжит, прикрываясь одеялом. РОКЕР отстёгивает ремень безопасности, выключает музыку (самой музыки не слышно, видны лишь пики на табло внутри машины) и выходит из машины, <text:soft-page-break/>становясь напротив сестры. Улыбается. <text:bookmark text:name="line-60"/><text:bookmark text:name="line-61"/></text:p>
      <text:p text:style-name="P3">Распахивается дверь, <text:span text:style-name="T5">на пороге</text:span> появляется Иван <text:span text:style-name="T5">с топором</text:span>. Сестра-механик оборачивается к нему. Потом (злится) со всего маху огревает гаечным ключом Рокера (да-да, она спит с гаечным ключом под подушкой!). Тот отрубается. Сестра-механик, накинув на плечи поверх ночнушки <text:span text:style-name="T7">кожаную </text:span>куртку, затаскивает его бессознательное тело в машину и вместе с ним уезжает. <text:bookmark text:name="line-62"/><text:bookmark text:name="line-63"/></text:p>
      <text:p text:style-name="P8">ГОЛОС</text:p>
      <text:p text:style-name="P15">(за кадром)</text:p>
      <text:p text:style-name="P11">Забрал он в жёны последнюю сестру. <text:bookmark text:name="line-64"/><text:bookmark text:name="line-65"/></text:p>
      <text:p text:style-name="P3">Показывается стена с фотографиями свадеб сестёр Ивана. <text:bookmark text:name="line-66"/>Иван смотрит на них, потом вздыхает, разворачивается и уходит почёсывая затылок. <text:bookmark text:name="line-67"/><text:bookmark text:name="line-68"/></text:p>
      <text:p text:style-name="P8">ГОЛОС</text:p>
      <text:p text:style-name="P15">(за кадром)</text:p>
      <text:p text:style-name="P11">Затужил Иван, заскучал, да делать нечего.<text:bookmark text:name="line-72"/><text:bookmark text:name="line-71"/></text:p>
      <text:p text:style-name="P3"><text:bookmark text:name="line-73"/>ИНТ. ДОМ ИВАНА ПОДВАЛ ДЕНЬ </text:p>
      <text:p text:style-name="P3"><text:bookmark text:name="line-75"/>Иван сидит <text:span text:style-name="T7">за компьютером, печатает</text:span>. На столе рядом с ним в стакане какая-то жидкость, <text:span text:style-name="T5">рядом стоит бутылка кваса</text:span>. Мееедленный, еле заметный наезд.</text:p>
      <text:p text:style-name="P3"><text:bookmark text:name="line-78"/>НАТ. ДОРОГА К ДОМУ ИВАНА ДЕНЬ</text:p>
      <text:p text:style-name="P3"><text:bookmark text:name="line-80"/>Показываются (сбоку) передние колёса несущегося по дороге трейлера. </text:p>
      <text:p text:style-name="P3"><text:bookmark text:name="line-83"/>ИНТ. ДОМ ИВАНА ПОДВАЛ ДЕНЬ</text:p>
      <text:p text:style-name="P3"><text:bookmark text:name="line-85"/><text:bookmark text:name="line-86"/>Иван печатает дальше, наезд продолжается. <text:bookmark text:name="line-87"/><text:bookmark text:name="line-88"/></text:p>
      <text:p text:style-name="P3"><text:bookmark text:name="line-89"/>НАТ. ДОРОГА К ДОМУ ИВАНА ДЕНЬ <text:bookmark text:name="line-90"/></text:p>
      <text:p text:style-name="P3"><text:bookmark text:name="line-91"/>Камера несётся по дороге, вид сбоку, её обгоняет несущийся трейлер. Видно, что он с большим прицепом. <text:bookmark text:name="line-92"/><text:bookmark text:name="line-93"/></text:p>
      <text:p text:style-name="P3"><text:bookmark text:name="line-94"/>ИНТ. ДОМ ИВАНА ПОДВАЛ ДЕНЬ <text:bookmark text:name="line-95"/></text:p>
      <text:p text:style-name="P3"><text:bookmark text:name="line-96"/>Вид на Ивана в профиль. Видна нижняя часть лица Ивана и руки на клавиатуре. Жидкость в стакане на столе <text:span text:style-name="T5">начинает дрожать</text:span>. Иван резко прекращает печатать. <text:bookmark text:name="line-97"/><text:bookmark text:name="line-98"/></text:p>
      <text:p text:style-name="P3"><text:bookmark text:name="line-99"/><text:soft-page-break/>НАТ. ДОРОГА К ДОМУ ИВАНА ДЕНЬ <text:bookmark text:name="line-100"/></text:p>
      <text:p text:style-name="P3"><text:bookmark text:name="line-101"/>Опять показываются колёса трейлера. На этот раз задние. Они крошат и разбрасывают попавшийся под них дорожный мусор.</text:p>
      <text:p text:style-name="P3"><text:bookmark text:name="line-104"/>ИНТ. ДОМ ИВАНА ПОДВАЛ ДЕНЬ <text:bookmark text:name="line-105"/></text:p>
      <text:p text:style-name="P3"><text:bookmark text:name="line-106"/>Наезд продолжается. Иван оглядывается через спину на зрителя. Его глаза сужаются как будто он что-то заподозрил.<text:bookmark text:name="line-107"/><text:bookmark text:name="line-108"/></text:p>
      <text:p text:style-name="P3"><text:bookmark text:name="line-109"/>НАТ. ДОРОГА К ДОМУ ИВАНА ДЕНЬ <text:bookmark text:name="line-110"/></text:p>
      <text:p text:style-name="P3"><text:bookmark text:name="line-111"/>Пригорок. Из-за него появляется кабина приближающегося трейлера. Воздух над горизонтом дрожит. Нарастает звук мотора трейлера. <text:bookmark text:name="line-112"/><text:bookmark text:name="line-113"/></text:p>
      <text:p text:style-name="P3"><text:bookmark text:name="line-114"/>ИНТ. ДОМ ИВАНА ПОДВАЛ ДЕНЬ <text:bookmark text:name="line-115"/></text:p>
      <text:p text:style-name="P3"><text:bookmark text:name="line-116"/>Иван, отбросив стул, бросается в сторону от компьютера, почти параллельно полу, как человек, уворачивающийся от выстрела снайпера. Вбегает вверх по лестнице. Тут становится видно, что он сидел за компом в одних трусах-шортах. <text:bookmark text:name="line-117"/><text:bookmark text:name="line-118"/></text:p>
      <text:p text:style-name="P3"><text:bookmark text:name="line-119"/>НАТ. ДОМ ИВАНА ДВОР <text:bookmark text:name="line-120"/></text:p>
      <text:p text:style-name="P3"><text:bookmark text:name="line-121"/>Иван вылетает из дома и становится спиной к двери, расставив руки в стороны и как бы загораживая собой дом. <text:bookmark text:name="line-122"/><text:bookmark text:name="line-123"/></text:p>
      <text:p text:style-name="P8">ИВАН</text:p>
      <text:p text:style-name="P15">(размахивая руками)</text:p>
      <text:p text:style-name="P11">Нееет! Нееет!!! <text:bookmark text:name="line-124"/><text:bookmark text:name="line-125"/></text:p>
      <text:p text:style-name="P3">Скрежет тормозов. Трейлер останавливается прямо перед Иваном, почти приперев <text:span text:style-name="T6">бампером</text:span> его к стене. Иван тяжело дышит, в холодном поту. <text:bookmark text:name="line-126"/><text:bookmark text:name="line-127"/></text:p>
      <text:p text:style-name="P3">Из кабины трейлера на землю спрыгивает ХРАБРЫЙ НАЗАР (26 лет). Делает несколько шагов вперёд, оценивающе озираясь по сторонам. <text:bookmark text:name="line-128"/><text:bookmark text:name="line-129"/></text:p>
      <text:p text:style-name="P8">ИВАН</text:p>
      <text:p text:style-name="P15">(испуганно)</text:p>
      <text:p text:style-name="P11">А… А здесь никого уже больше нету! <text:bookmark text:name="line-130"/><text:bookmark text:name="line-131"/></text:p>
      <text:p text:style-name="P8">ХРАБРЫЙ НАЗАР</text:p>
      <text:p text:style-name="P11">Без паники, Иван Царевич, ты-то мне и нужен! <text:bookmark text:name="line-132"/><text:bookmark text:name="line-133"/></text:p>
      <text:p text:style-name="P3">Иван в панике. <text:bookmark text:name="line-134"/><text:bookmark text:name="line-135"/></text:p>
      <text:p text:style-name="P8"><text:soft-page-break/>ХРАБРЫЙ НАЗАР</text:p>
      <text:p text:style-name="P11">Меня послала моя сестра - Марья Моревна Прекрасная Королевна. Хочет с тобой встретиться. Отправляйся немедленно. <text:bookmark text:name="line-136"/><text:bookmark text:name="line-137"/></text:p>
      <text:p text:style-name="P8">ИВАН</text:p>
      <text:p text:style-name="P11">Но на чём? <text:bookmark text:name="line-138"/><text:bookmark text:name="line-139"/></text:p>
      <text:p text:style-name="P3">Иван и Назар стоят спиной к камере перед дверью в прицеп трейлера. Дверь медленно поднимается. Внутри стоит клёвая спортивная тачка. Иван стоит в шоке, не находя слов. Немая пауза. Назар привлекает к себе внимание, позвякивая в воздухе ключами от машины.</text:p>
      <text:p text:style-name="P4">Иван садится в машину и включает зажигание. Машина не заводится. Иван пробует снова — безуспешно.</text:p>
      <text:p text:style-name="P4">Назар удивляется.</text:p>
      <text:p text:style-name="P9">ХРАБРЫЙ НАЗАР</text:p>
      <text:p text:style-name="P13"><text:tab/><text:span text:style-name="T3">(в смятении, начинает суетиться)</text:span></text:p>
      <text:p text:style-name="P12">Что такое? Странно! Она же совсем новая! Должна работать!</text:p>
      <text:p text:style-name="P12"/>
      <text:p text:style-name="P5">Иван открывает капот машины, что-то переключает и захлопывает. Включает зажигание и машина заводится.</text:p>
      <text:p text:style-name="P10">ИВАН</text:p>
      <text:p text:style-name="P16">(поучительно, Назару)</text:p>
      <text:p text:style-name="P14">Следить надо.</text:p>
      <text:p text:style-name="P14"/>
      <text:p text:style-name="P10">НАЗАР</text:p>
      <text:p text:style-name="P16">(радостно)</text:p>
      <text:p text:style-name="P14">Чудеса да и только!</text:p>
      <text:p text:style-name="P14"/>
      <text:p text:style-name="P6">Иван выезжает из трейлера и уезжает. Назар, загадочно прищурившись, пристально смотрит ему вслед.</text:p>
      <text:p text:style-name="P3"><text:bookmark text:name="line-142"/>ИНТ. ДОМ ИВАНА ПОДВАЛ ДЕНЬ </text:p>
      <text:p text:style-name="P3"><text:bookmark text:name="line-144"/>Комната с оставленным включённым компьютером. Мерцает лампа. Наезд на экран. <text:span text:style-name="T8">В углу сигает</text:span> <text:span text:style-name="T8">надпись «</text:span>новое сообщение». Спустя некоторое мгновение, окно с сообщениями само появляется на экране. Текст в окне: <text:bookmark text:name="line-145"/><text:bookmark text:name="line-146"/></text:p>
      <text:p text:style-name="P7"><text:bookmark text:name="line-147"/><text:soft-page-break/>(11:12:32) ЦАРЕВИЧ: И ещё, эта модификация подвески значительно снизит устойчивость.</text:p>
      <text:p text:style-name="P7"><text:bookmark text:name="line-148"/>(11:13:00) М<text:span text:style-name="T9">ОРЕВНА</text:span>: Слушай, <text:span text:style-name="T10">наверное будет лучше</text:span> тебе самому <text:span text:style-name="T10">посмотреть</text:span>? <text:span text:style-name="T10">Надо</text:span> обсудить с тобой детали лично.</text:p>
      <text:p text:style-name="P7"><text:bookmark text:name="line-150"/><text:span text:style-name="T2">(11:13:12) *получена визитная </text:span>карточка*</text:p>
      <text:p text:style-name="P7"><text:bookmark text:name="line-152"/>(11:13:18) ЦАРЕВИЧ: Было бы интересно... но боюсь, что слишком далеко.</text:p>
      <text:p text:style-name="P20"><text:bookmark text:name="line-1481011"/>(11:14:40) М<text:span text:style-name="T9">ОРЕВНА</text:span>: Там мой брат случайно не подъехал? ;)</text:p>
      <text:p text:style-name="P18">Снизу на рабочем столе мелкими буквами появляется надпись "Получен файл с новой локацией". Экран потухает. Появляется индикатор с надписью "Загрузка..." </text:p>
      <text:p text:style-name="P18"/>
      <text:p text:style-name="P19">КОНЕЦ <text:span text:style-name="T11">1</text:span>-ГО ЭПИЗ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parent-style-name="Text_20_body" style:class="text">
      <style:paragraph-properties fo:margin-top="0.499cm" fo:margin-bottom="0cm" loext:contextual-spacing="false" fo:line-height="100%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line-height="100%" fo:text-indent="0cm" style:auto-text-indent="false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21:36.627827289</meta:creation-date>
    <dc:date>2015-12-20T17:01:27.940967578</dc:date>
    <meta:editing-duration>PT21H49M23S</meta:editing-duration>
    <meta:editing-cycles>111</meta:editing-cycles>
    <meta:generator>LibreOffice/4.4.2.2$Linux_X86_64 LibreOffice_project/40m0$Build-2</meta:generator>
    <meta:print-date>2015-02-02T14:22:45.391057692</meta:print-date>
    <meta:document-statistic meta:table-count="0" meta:image-count="0" meta:object-count="0" meta:page-count="6" meta:paragraph-count="104" meta:word-count="1016" meta:character-count="6835" meta:non-whitespace-character-count="5878"/>
  </office:meta>
</office:document-meta>
</file>